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ff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3" style:family="paragraph" style:parent-style-name="Standard" style:list-style-name="">
      <style:paragraph-properties style:text-autospace="none"/>
      <style:text-properties fo:color="#0000ff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4" style:family="paragraph" style:parent-style-name="Standard" style:list-style-name="">
      <style:paragraph-properties style:text-autospace="none"/>
      <style:text-properties fo:color="#000000" style:font-name="Arial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P5" style:family="paragraph" style:parent-style-name="Standard">
      <style:paragraph-properties fo:margin-left="1.134cm" fo:margin-right="0cm" fo:margin-top="0cm" fo:margin-bottom="0cm" fo:line-height="100%" fo:text-indent="0cm" style:auto-text-indent="false"/>
      <style:text-properties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P6" style:family="paragraph" style:parent-style-name="List_20_Paragraph">
      <style:paragraph-properties fo:margin-top="0cm" fo:margin-bottom="0cm" fo:line-height="100%"/>
    </style:style>
    <style:style style:name="P7" style:family="paragraph" style:parent-style-name="List_20_Paragraph" style:list-style-name="WWNum1">
      <style:paragraph-properties fo:margin-top="0cm" fo:margin-bottom="0cm" fo:line-height="100%"/>
    </style:style>
    <style:style style:name="P8" style:family="paragraph" style:parent-style-name="List_20_Paragraph">
      <style:paragraph-properties fo:margin-top="0cm" fo:margin-bottom="0cm" fo:line-height="100%"/>
      <style:text-properties fo:color="#0000ff" style:font-name="Courier New" fo:font-size="10pt" fo:language="en" fo:country="US" style:font-size-asian="10pt" style:font-name-complex="Courier New2" style:font-size-complex="10pt"/>
    </style:style>
    <style:style style:name="P9" style:family="paragraph" style:parent-style-name="List_20_Paragraph">
      <style:paragraph-properties fo:margin-top="0cm" fo:margin-bottom="0cm" fo:line-height="100%"/>
      <style:text-properties fo:color="#0000ff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P10" style:family="paragraph" style:parent-style-name="List_20_Paragraph" style:list-style-name="WWNum1">
      <style:paragraph-properties fo:margin-top="0cm" fo:margin-bottom="0cm" fo:line-height="100%"/>
      <style:text-properties fo:color="#0000ff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P11" style:family="paragraph" style:parent-style-name="List_20_Paragraph" style:list-style-name="WWNum1">
      <style:paragraph-properties fo:margin-top="0cm" fo:margin-bottom="0cm" fo:line-height="100%"/>
      <style:text-properties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P12" style:family="paragraph" style:parent-style-name="List_20_Paragraph">
      <style:paragraph-properties fo:margin-left="1.134cm" fo:margin-right="0cm" fo:margin-top="0cm" fo:margin-bottom="0cm" fo:line-height="100%" fo:text-indent="0cm" style:auto-text-indent="false"/>
    </style:style>
    <style:style style:name="P13" style:family="paragraph" style:parent-style-name="List_20_Paragraph">
      <style:paragraph-properties fo:margin-left="1.134cm" fo:margin-right="0cm" fo:margin-top="0cm" fo:margin-bottom="0cm" fo:line-height="100%" fo:text-indent="0cm" style:auto-text-indent="false"/>
      <style:text-properties fo:color="#0000ff" style:font-name="Courier New" fo:font-size="10pt" fo:language="en" fo:country="US" style:font-size-asian="10pt" style:font-name-complex="Courier New2" style:font-size-complex="10pt"/>
    </style:style>
    <style:style style:name="P14" style:family="paragraph" style:parent-style-name="List_20_Paragraph">
      <style:paragraph-properties fo:margin-left="1.134cm" fo:margin-right="0cm" fo:margin-top="0cm" fo:margin-bottom="0cm" fo:line-height="100%" fo:text-indent="0cm" style:auto-text-indent="false"/>
      <style:text-properties fo:color="#0000ff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P15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fo:color="#0000ff" style:font-name="Courier New" fo:font-size="10pt" fo:language="en" fo:country="US" style:font-size-asian="10pt" style:font-name-complex="Courier New2" style:font-size-complex="10pt"/>
    </style:style>
    <style:style style:name="T2" style:family="text">
      <style:text-properties fo:color="#0000ff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3" style:family="text">
      <style:text-properties fo:color="#0000ff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4" style:family="text">
      <style:text-properties fo:color="#0000ff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5" style:family="text">
      <style:text-properties fo:color="#0000ff" style:font-name="Courier New1" style:font-name-asian="Courier New1" style:font-name-complex="Courier New1"/>
    </style:style>
    <style:style style:name="T6" style:family="text">
      <style:text-properties fo:color="#0000ff" style:font-name="Courier New1" fo:font-weight="normal" style:font-name-asian="Courier New1" style:font-weight-asian="normal" style:font-name-complex="Courier New1" style:font-weight-complex="normal"/>
    </style:style>
    <style:style style:name="T7" style:family="text">
      <style:text-properties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8" style:family="text">
      <style:text-properties fo:color="#000000" style:font-name="Courier New" fo:font-size="10pt" fo:language="en" fo:country="US" style:font-size-asian="10pt" style:font-name-complex="Courier New2" style:font-size-complex="10pt"/>
    </style:style>
    <style:style style:name="T9" style:family="text">
      <style:text-properties fo:color="#000000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10" style:family="text">
      <style:text-properties fo:color="#00000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1" style:family="text">
      <style:text-properties fo:color="#00000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12" style:family="text">
      <style:text-properties fo:color="#000000" style:font-name="Courier New1" fo:font-weight="normal" style:font-name-asian="Courier New1" style:font-weight-asian="normal" style:font-name-complex="Courier New1" style:font-weight-complex="normal"/>
    </style:style>
    <style:style style:name="T13" style:family="text">
      <style:text-properties fo:color="#000000" style:font-name="Arial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808000" style:font-name="Courier New" fo:font-size="10pt" fo:language="en" fo:country="US" style:font-size-asian="10pt" style:font-name-complex="Courier New2" style:font-size-complex="10pt"/>
    </style:style>
    <style:style style:name="T16" style:family="text">
      <style:text-properties fo:color="#80800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7" style:family="text">
      <style:text-properties fo:color="#808000" style:font-name="Courier New1" fo:font-weight="normal" style:font-name-asian="Courier New1" style:font-weight-asian="normal" style:font-name-complex="Courier New1" style:font-weight-complex="normal"/>
    </style:style>
    <style:style style:name="T18" style:family="text">
      <style:text-properties fo:color="#808000" fo:font-weight="normal" style:font-weight-asian="normal" style:font-weight-complex="normal"/>
    </style:style>
    <style:style style:name="T19" style:family="text">
      <style:text-properties fo:color="#800000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20" style:family="text">
      <style:text-properties fo:color="#80000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21" style:family="text">
      <style:text-properties fo:color="#008000" style:font-name="Courier New" fo:font-size="10pt" fo:language="en" fo:country="US" style:font-size-asian="10pt" style:font-name-complex="Courier New2" style:font-size-complex="10pt"/>
    </style:style>
    <style:style style:name="T22" style:family="text">
      <style:text-properties fo:color="#00800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3" style:family="text">
      <style:text-properties fo:color="#800080" style:font-name="Courier New" fo:font-size="10pt" fo:language="en" fo:country="US" style:font-size-asian="10pt" style:font-name-complex="Courier New2" style:font-size-complex="10pt"/>
    </style:style>
    <style:style style:name="T24" style:family="text">
      <style:text-properties fo:color="#80008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5" style:family="text">
      <style:text-properties fo:color="#ff00ff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6" style:family="text">
      <style:text-properties fo:color="#ff00ff" style:font-name="Courier New1" fo:font-weight="normal" style:font-name-asian="Courier New1" style:font-weight-asian="normal" style:font-name-complex="Courier New1" style:font-weight-complex="normal"/>
    </style:style>
    <style:style style:name="T27" style:family="text">
      <style:text-properties style:font-name="Courier New1" fo:font-weight="normal" style:font-name-asian="Courier New1" style:font-weight-asian="normal" style:font-name-complex="Courier New1" style:font-weight-complex="normal"/>
    </style:style>
    <style:style style:name="T2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91779819131876201" text:style-name="WWNum1">
        <text:list-item>
          <text:p text:style-name="P15"/>
        </text:list-item>
      </text:list>
      <text:p text:style-name="P6"><text:span text:style-name="T2">CREATE</text:span><text:span text:style-name="T8"> </text:span><text:span text:style-name="T2">FUNCTION</text:span><text:span text:style-name="T8"> </text:span><text:span text:style-name="T15">`subsidio`</text:span><text:span text:style-name="T1">(</text:span></text:p>
      <text:p text:style-name="P6"><text:span text:style-name="T15">`salarioBasico`</text:span><text:span text:style-name="T8"> </text:span><text:span text:style-name="T19">FLOAT</text:span></text:p>
      <text:p text:style-name="P6"><text:span text:style-name="T1">)</text:span></text:p>
      <text:p text:style-name="P6"><text:span text:style-name="T2">RETURNS</text:span><text:span text:style-name="T8"> </text:span><text:span text:style-name="T19">FLOAT</text:span></text:p>
      <text:p text:style-name="P6"><text:span text:style-name="T9">LANGUAGE</text:span><text:span text:style-name="T8"> </text:span><text:span text:style-name="T2">SQL</text:span></text:p>
      <text:p text:style-name="P6"><text:span text:style-name="T2">DETERMINISTIC</text:span></text:p>
      <text:p text:style-name="P6"><text:span text:style-name="T2">CONTAINS</text:span><text:span text:style-name="T8"> </text:span><text:span text:style-name="T2">SQL</text:span></text:p>
      <text:p text:style-name="P6"><text:span text:style-name="T2">SQL</text:span><text:span text:style-name="T8"> </text:span><text:span text:style-name="T2">SECURITY</text:span><text:span text:style-name="T8"> </text:span><text:span text:style-name="T2">DEFINER</text:span></text:p>
      <text:p text:style-name="P6"><text:span text:style-name="T2">COMMENT</text:span><text:span text:style-name="T8"> </text:span><text:span text:style-name="T21">''</text:span></text:p>
      <text:p text:style-name="P6"><text:span text:style-name="T2">BEGIN</text:span></text:p>
      <text:p text:style-name="P6"><text:span text:style-name="T9">DECLARE</text:span><text:span text:style-name="T8"> subsidio </text:span><text:span text:style-name="T19">FLOAT</text:span><text:span text:style-name="T1">;</text:span></text:p>
      <text:p text:style-name="P6"><text:span text:style-name="T2">SET</text:span><text:span text:style-name="T8"> subsidio</text:span><text:span text:style-name="T1">=</text:span><text:span text:style-name="T15">salarioBasico</text:span><text:span text:style-name="T1">*</text:span><text:span text:style-name="T23">7</text:span><text:span text:style-name="T1">/</text:span><text:span text:style-name="T23">100</text:span><text:span text:style-name="T1">;</text:span></text:p>
      <text:p text:style-name="P6"><text:span text:style-name="T2">RETURN</text:span><text:span text:style-name="T8"> subsidio</text:span><text:span text:style-name="T1">;</text:span></text:p>
      <text:p text:style-name="P8"/>
      <text:p text:style-name="P6"><text:span text:style-name="T2">END</text:span></text:p>
      <text:p text:style-name="P9"/>
      <text:list xml:id="list39505779" text:continue-numbering="true" text:style-name="WWNum1">
        <text:list-item>
          <text:p text:style-name="P11"/>
        </text:list-item>
      </text:list>
      <text:p text:style-name="P12"><text:span text:style-name="T2">CREATE</text:span><text:span text:style-name="T8"> </text:span><text:span text:style-name="T2">FUNCTION</text:span><text:span text:style-name="T8"> </text:span><text:span text:style-name="T15">`salud`</text:span><text:span text:style-name="T1">(</text:span></text:p>
      <text:p text:style-name="P12"><text:span text:style-name="T15">`salarioBasico`</text:span><text:span text:style-name="T8"> </text:span><text:span text:style-name="T19">FLOAT</text:span></text:p>
      <text:p text:style-name="P12"><text:span text:style-name="T1">)</text:span></text:p>
      <text:p text:style-name="P12"><text:span text:style-name="T2">RETURNS</text:span><text:span text:style-name="T8"> </text:span><text:span text:style-name="T19">FLOAT</text:span></text:p>
      <text:p text:style-name="P12"><text:span text:style-name="T9">LANGUAGE</text:span><text:span text:style-name="T8"> </text:span><text:span text:style-name="T2">SQL</text:span></text:p>
      <text:p text:style-name="P12"><text:span text:style-name="T2">DETERMINISTIC</text:span></text:p>
      <text:p text:style-name="P12"><text:span text:style-name="T2">CONTAINS</text:span><text:span text:style-name="T8"> </text:span><text:span text:style-name="T2">SQL</text:span></text:p>
      <text:p text:style-name="P12"><text:span text:style-name="T2">SQL</text:span><text:span text:style-name="T8"> </text:span><text:span text:style-name="T2">SECURITY</text:span><text:span text:style-name="T8"> </text:span><text:span text:style-name="T2">DEFINER</text:span></text:p>
      <text:p text:style-name="P12"><text:span text:style-name="T2">COMMENT</text:span><text:span text:style-name="T8"> </text:span><text:span text:style-name="T21">''</text:span></text:p>
      <text:p text:style-name="P12"><text:span text:style-name="T2">BEGIN</text:span></text:p>
      <text:p text:style-name="P12"><text:span text:style-name="T9">DECLARE</text:span><text:span text:style-name="T8"> salud </text:span><text:span text:style-name="T19">FLOAT</text:span><text:span text:style-name="T1">;</text:span></text:p>
      <text:p text:style-name="P12"><text:span text:style-name="T2">SET</text:span><text:span text:style-name="T8"> salud</text:span><text:span text:style-name="T1">=</text:span><text:span text:style-name="T15">salarioBasico</text:span><text:span text:style-name="T1">*</text:span><text:span text:style-name="T23">4</text:span><text:span text:style-name="T1">/</text:span><text:span text:style-name="T23">100</text:span><text:span text:style-name="T1">;</text:span></text:p>
      <text:p text:style-name="P12"><text:span text:style-name="T2">RETURN</text:span><text:span text:style-name="T8"> salud</text:span><text:span text:style-name="T1">;</text:span></text:p>
      <text:p text:style-name="P13"/>
      <text:p text:style-name="P12"><text:span text:style-name="T2">END</text:span></text:p>
      <text:p text:style-name="P14"/>
      <text:list xml:id="list39501669" text:continue-numbering="true" text:style-name="WWNum1">
        <text:list-item>
          <text:p text:style-name="P10"/>
        </text:list-item>
      </text:list>
      <text:p text:style-name="P12"><text:span text:style-name="T2">CREATE</text:span><text:span text:style-name="T8"> </text:span><text:span text:style-name="T2">FUNCTION</text:span><text:span text:style-name="T8"> </text:span><text:span text:style-name="T15">`pension`</text:span><text:span text:style-name="T1">(</text:span></text:p>
      <text:p text:style-name="P12"><text:span text:style-name="T15">`salarioBasico`</text:span><text:span text:style-name="T8"> </text:span><text:span text:style-name="T19">FLOAT</text:span></text:p>
      <text:p text:style-name="P12"><text:span text:style-name="T1">)</text:span></text:p>
      <text:p text:style-name="P12"><text:span text:style-name="T2">RETURNS</text:span><text:span text:style-name="T8"> </text:span><text:span text:style-name="T19">FLOAT</text:span></text:p>
      <text:p text:style-name="P12"><text:span text:style-name="T9">LANGUAGE</text:span><text:span text:style-name="T8"> </text:span><text:span text:style-name="T2">SQL</text:span></text:p>
      <text:p text:style-name="P12"><text:span text:style-name="T2">DETERMINISTIC</text:span></text:p>
      <text:p text:style-name="P12"><text:span text:style-name="T2">CONTAINS</text:span><text:span text:style-name="T8"> </text:span><text:span text:style-name="T2">SQL</text:span></text:p>
      <text:p text:style-name="P12"><text:span text:style-name="T2">SQL</text:span><text:span text:style-name="T8"> </text:span><text:span text:style-name="T2">SECURITY</text:span><text:span text:style-name="T8"> </text:span><text:span text:style-name="T2">DEFINER</text:span></text:p>
      <text:p text:style-name="P12"><text:span text:style-name="T2">COMMENT</text:span><text:span text:style-name="T8"> </text:span><text:span text:style-name="T21">''</text:span></text:p>
      <text:p text:style-name="P12"><text:span text:style-name="T2">BEGIN</text:span></text:p>
      <text:p text:style-name="P12"><text:span text:style-name="T9">DECLARE</text:span><text:span text:style-name="T8"> pension </text:span><text:span text:style-name="T19">FLOAT</text:span><text:span text:style-name="T1">;</text:span></text:p>
      <text:p text:style-name="P12"><text:span text:style-name="T2">SET</text:span><text:span text:style-name="T8"> pension</text:span><text:span text:style-name="T1">=</text:span><text:span text:style-name="T15">salarioBasico</text:span><text:span text:style-name="T1">*</text:span><text:span text:style-name="T23">4</text:span><text:span text:style-name="T1">/</text:span><text:span text:style-name="T23">100</text:span><text:span text:style-name="T1">;</text:span></text:p>
      <text:p text:style-name="P12"><text:span text:style-name="T2">RETURN</text:span><text:span text:style-name="T8"> pension</text:span><text:span text:style-name="T1">;</text:span></text:p>
      <text:p text:style-name="P12"><text:span text:style-name="T2">END</text:span></text:p>
      <text:p text:style-name="P14"/>
      <text:list xml:id="list39492518" text:continue-numbering="true" text:style-name="WWNum1">
        <text:list-item>
          <text:p text:style-name="P11"/>
        </text:list-item>
      </text:list>
      <text:p text:style-name="P12"><text:span text:style-name="T2">CREATE</text:span><text:span text:style-name="T8"> </text:span><text:span text:style-name="T2">FUNCTION</text:span><text:span text:style-name="T8"> </text:span><text:span text:style-name="T15">`bono`</text:span><text:span text:style-name="T1">(</text:span></text:p>
      <text:p text:style-name="P12"><text:span text:style-name="T15">`salarioBasico`</text:span><text:span text:style-name="T8"> </text:span><text:span text:style-name="T19">FLOAT</text:span></text:p>
      <text:p text:style-name="P12"><text:span text:style-name="T1">)</text:span></text:p>
      <text:p text:style-name="P12"><text:span text:style-name="T2">RETURNS</text:span><text:span text:style-name="T8"> </text:span><text:span text:style-name="T19">FLOAT</text:span></text:p>
      <text:p text:style-name="P12"><text:span text:style-name="T9">LANGUAGE</text:span><text:span text:style-name="T8"> </text:span><text:span text:style-name="T2">SQL</text:span></text:p>
      <text:p text:style-name="P12"><text:span text:style-name="T2">DETERMINISTIC</text:span></text:p>
      <text:p text:style-name="P12"><text:span text:style-name="T2">CONTAINS</text:span><text:span text:style-name="T8"> </text:span><text:span text:style-name="T2">SQL</text:span></text:p>
      <text:p text:style-name="P12"><text:span text:style-name="T2">SQL</text:span><text:span text:style-name="T8"> </text:span><text:span text:style-name="T2">SECURITY</text:span><text:span text:style-name="T8"> </text:span><text:span text:style-name="T2">DEFINER</text:span></text:p>
      <text:p text:style-name="P12"><text:span text:style-name="T2">COMMENT</text:span><text:span text:style-name="T8"> </text:span><text:span text:style-name="T21">''</text:span></text:p>
      <text:p text:style-name="P12"><text:soft-page-break/><text:span text:style-name="T2">BEGIN</text:span></text:p>
      <text:p text:style-name="P12"><text:span text:style-name="T9">DECLARE</text:span><text:span text:style-name="T8"> bono </text:span><text:span text:style-name="T19">FLOAT</text:span><text:span text:style-name="T1">;</text:span></text:p>
      <text:p text:style-name="P12"><text:span text:style-name="T2">SET</text:span><text:span text:style-name="T8"> bono</text:span><text:span text:style-name="T1">=</text:span><text:span text:style-name="T15">salarioBasico</text:span><text:span text:style-name="T1">*</text:span><text:span text:style-name="T23">4</text:span><text:span text:style-name="T1">/</text:span><text:span text:style-name="T23">100</text:span><text:span text:style-name="T1">;</text:span></text:p>
      <text:p text:style-name="P12"><text:span text:style-name="T2">RETURN</text:span><text:span text:style-name="T8"> bono</text:span><text:span text:style-name="T1">;</text:span></text:p>
      <text:p text:style-name="P12"><text:span text:style-name="T2">END</text:span></text:p>
      <text:list xml:id="list39494553" text:continue-numbering="true" text:style-name="WWNum1">
        <text:list-item>
          <text:p text:style-name="P7"><text:span text:style-name="T7"/></text:p>
        </text:list-item>
      </text:list>
      <text:p text:style-name="P5"><text:span text:style-name="T5">CREATE</text:span><text:span text:style-name="T12"> </text:span><text:span text:style-name="T5">FUNCTION</text:span><text:span text:style-name="T12"> </text:span><text:span text:style-name="T17">`salarioIntegral`</text:span><text:span text:style-name="T6">(</text:span></text:p>
      <text:p text:style-name="P1"><text:span text:style-name="T16"><text:tab/>`salarioBasico`</text:span><text:span text:style-name="T10"> </text:span><text:span text:style-name="T20">FLOAT</text:span><text:span text:style-name="T4">,</text:span></text:p>
      <text:p text:style-name="P1"><text:span text:style-name="T16"><text:tab/>`salud`</text:span><text:span text:style-name="T10"> </text:span><text:span text:style-name="T20">FLOAT</text:span><text:span text:style-name="T4">,</text:span></text:p>
      <text:p text:style-name="P1"><text:span text:style-name="T16"><text:tab/>`pension`</text:span><text:span text:style-name="T10"> </text:span><text:span text:style-name="T20">FLOAT</text:span><text:span text:style-name="T4">,</text:span></text:p>
      <text:p text:style-name="P1"><text:span text:style-name="T16"><text:tab/>`bono`</text:span><text:span text:style-name="T10"> </text:span><text:span text:style-name="T20">FLOAT</text:span><text:span text:style-name="T4">,</text:span></text:p>
      <text:p text:style-name="P1"><text:span text:style-name="T16"><text:tab/>`subsidio`</text:span><text:span text:style-name="T10"> </text:span><text:span text:style-name="T20">FLOAT</text:span></text:p>
      <text:p text:style-name="P2"><text:tab/>)</text:p>
      <text:p text:style-name="P1"><text:span text:style-name="T3"><text:tab/>RETURNS</text:span><text:span text:style-name="T10"> </text:span><text:span text:style-name="T20">FLOAT</text:span></text:p>
      <text:p text:style-name="P1"><text:span text:style-name="T11"><text:tab/>LANGUAGE</text:span><text:span text:style-name="T10"> </text:span><text:span text:style-name="T3">SQL</text:span></text:p>
      <text:p text:style-name="P3"><text:tab/>DETERMINISTIC</text:p>
      <text:p text:style-name="P1"><text:span text:style-name="T3"><text:tab/>CONTAINS</text:span><text:span text:style-name="T10"> </text:span><text:span text:style-name="T3">SQL</text:span></text:p>
      <text:p text:style-name="P1"><text:span text:style-name="T3"><text:tab/>SQL</text:span><text:span text:style-name="T10"> </text:span><text:span text:style-name="T3">SECURITY</text:span><text:span text:style-name="T10"> </text:span><text:span text:style-name="T3">DEFINER</text:span></text:p>
      <text:p text:style-name="P1"><text:span text:style-name="T3"><text:tab/>COMMENT</text:span><text:span text:style-name="T10"> </text:span><text:span text:style-name="T22">''</text:span></text:p>
      <text:p text:style-name="P3"><text:tab/>BEGIN</text:p>
      <text:p text:style-name="P1"><text:span text:style-name="T11"><text:tab/>DECLARE</text:span><text:span text:style-name="T10"> salarioIntegral </text:span><text:span text:style-name="T20">FLOAT</text:span><text:span text:style-name="T4">;</text:span></text:p>
      <text:p text:style-name="P1"><text:span text:style-name="T3"><text:tab/>SET</text:span><text:span text:style-name="T10"> salarioIntegral </text:span><text:span text:style-name="T4">=</text:span><text:span text:style-name="T10"> </text:span><text:span text:style-name="T16">salarioBasico</text:span><text:span text:style-name="T4">-</text:span><text:span text:style-name="T16">salud</text:span><text:span text:style-name="T4">-</text:span><text:span text:style-name="T16">pension</text:span><text:span text:style-name="T4">+</text:span><text:span text:style-name="T16">bono</text:span><text:span text:style-name="T4">+</text:span><text:span text:style-name="T16">subsidio</text:span><text:span text:style-name="T4">;</text:span></text:p>
      <text:p text:style-name="P1"><text:span text:style-name="T3"><text:tab/>RETURN</text:span><text:span text:style-name="T10"> salarioIntegral</text:span><text:span text:style-name="T4">;</text:span></text:p>
      <text:p text:style-name="P3"><text:tab/>END</text:p>
      <text:p text:style-name="P3"/>
      <text:p text:style-name="P4">Cree un procedimiento que Inserte información a la tabla y pruebe las funciones.</text:p>
      <text:p text:style-name="P3">CREATE<text:span text:style-name="T14"> </text:span>DEFINER<text:span text:style-name="T28">=</text:span><text:span text:style-name="T18">`root`</text:span><text:span text:style-name="T28">@</text:span><text:span text:style-name="T18">`localhost`</text:span><text:span text:style-name="T14"> </text:span>PROCEDURE<text:span text:style-name="T14"> </text:span><text:span text:style-name="T18">`comprobar_empleado`</text:span><text:span text:style-name="T28">()</text:span></text:p>
      <text:p text:style-name="P1"><text:span text:style-name="T11">LANGUAGE</text:span><text:span text:style-name="T10"> </text:span><text:span text:style-name="T3">SQL</text:span></text:p>
      <text:p text:style-name="P1"><text:span text:style-name="T3">NOT</text:span><text:span text:style-name="T10"> </text:span><text:span text:style-name="T3">DETERMINISTIC</text:span></text:p>
      <text:p text:style-name="P1"><text:span text:style-name="T3">CONTAINS</text:span><text:span text:style-name="T10"> </text:span><text:span text:style-name="T3">SQL</text:span></text:p>
      <text:p text:style-name="P1"><text:span text:style-name="T3">SQL</text:span><text:span text:style-name="T10"> </text:span><text:span text:style-name="T3">SECURITY</text:span><text:span text:style-name="T10"> </text:span><text:span text:style-name="T3">DEFINER</text:span></text:p>
      <text:p text:style-name="P1"><text:span text:style-name="T3">COMMENT</text:span><text:span text:style-name="T10"> </text:span><text:span text:style-name="T22">''</text:span></text:p>
      <text:p text:style-name="P3">BEGIN</text:p>
      <text:p text:style-name="P3"/>
      <text:p text:style-name="P3"/>
      <text:p text:style-name="P1"><text:span text:style-name="T3">INSERT</text:span><text:span text:style-name="T10"> </text:span><text:span text:style-name="T3">INTO</text:span><text:span text:style-name="T10"> </text:span><text:span text:style-name="T25">empleado</text:span><text:span text:style-name="T10"> </text:span><text:span text:style-name="T4">(</text:span><text:span text:style-name="T16">cedula</text:span><text:span text:style-name="T4">,</text:span></text:p>
      <text:p text:style-name="P1"><text:span text:style-name="T16">nombre</text:span><text:span text:style-name="T4">,</text:span></text:p>
      <text:p text:style-name="P1"><text:soft-page-break/><text:span text:style-name="T16">salarioBasico</text:span><text:span text:style-name="T4">,</text:span></text:p>
      <text:p text:style-name="P1"><text:span text:style-name="T16">subsidio</text:span><text:span text:style-name="T4">,</text:span></text:p>
      <text:p text:style-name="P1"><text:span text:style-name="T16">salud</text:span><text:span text:style-name="T4">,</text:span></text:p>
      <text:p text:style-name="P1"><text:span text:style-name="T16">pension</text:span><text:span text:style-name="T4">,</text:span></text:p>
      <text:p text:style-name="P1"><text:span text:style-name="T16">bono</text:span><text:span text:style-name="T4">)</text:span></text:p>
      <text:p text:style-name="P1"><text:span text:style-name="T3">VALUES</text:span><text:span text:style-name="T10"> </text:span><text:span text:style-name="T4">(</text:span><text:span text:style-name="T22">'1'</text:span><text:span text:style-name="T4">,</text:span><text:span text:style-name="T10"> </text:span><text:span text:style-name="T22">'Raquel'</text:span><text:span text:style-name="T4">,</text:span><text:span text:style-name="T10"> </text:span><text:span text:style-name="T24">2000</text:span><text:span text:style-name="T4">,</text:span><text:span text:style-name="T10"> </text:span><text:span text:style-name="T24">100</text:span><text:span text:style-name="T4">,</text:span><text:span text:style-name="T10"> </text:span><text:span text:style-name="T24">100</text:span><text:span text:style-name="T4">,</text:span><text:span text:style-name="T10"> </text:span><text:span text:style-name="T24">200</text:span><text:span text:style-name="T4">,</text:span><text:span text:style-name="T10"> </text:span><text:span text:style-name="T24">50</text:span><text:span text:style-name="T4">);</text:span></text:p>
      <text:p text:style-name="P2"/>
      <text:p text:style-name="P1"><text:span text:style-name="T3">INSERT</text:span><text:span text:style-name="T10"> </text:span><text:span text:style-name="T3">INTO</text:span><text:span text:style-name="T10"> </text:span><text:span text:style-name="T25">empleado</text:span><text:span text:style-name="T10"> </text:span><text:span text:style-name="T4">(</text:span><text:span text:style-name="T16">cedula</text:span><text:span text:style-name="T4">,</text:span></text:p>
      <text:p text:style-name="P1"><text:span text:style-name="T16">nombre</text:span><text:span text:style-name="T4">,</text:span></text:p>
      <text:p text:style-name="P1"><text:span text:style-name="T16">salarioBasico</text:span><text:span text:style-name="T4">,</text:span></text:p>
      <text:p text:style-name="P1"><text:span text:style-name="T16">subsidio</text:span><text:span text:style-name="T4">,</text:span></text:p>
      <text:p text:style-name="P1"><text:span text:style-name="T16">salud</text:span><text:span text:style-name="T4">,</text:span></text:p>
      <text:p text:style-name="P1"><text:span text:style-name="T16">pension</text:span><text:span text:style-name="T4">,</text:span></text:p>
      <text:p text:style-name="P1"><text:span text:style-name="T16">bono</text:span><text:span text:style-name="T4">)</text:span></text:p>
      <text:p text:style-name="P1"><text:span text:style-name="T3">VALUES</text:span><text:span text:style-name="T10"> </text:span><text:span text:style-name="T4">(</text:span><text:span text:style-name="T22">'2'</text:span><text:span text:style-name="T4">,</text:span><text:span text:style-name="T10"> </text:span><text:span text:style-name="T22">'Gaspar'</text:span><text:span text:style-name="T4">,</text:span><text:span text:style-name="T10"> </text:span><text:span text:style-name="T24">1000</text:span><text:span text:style-name="T4">,</text:span><text:span text:style-name="T10"> </text:span><text:span text:style-name="T24">100</text:span><text:span text:style-name="T4">,</text:span><text:span text:style-name="T10"> </text:span><text:span text:style-name="T24">100</text:span><text:span text:style-name="T4">,</text:span><text:span text:style-name="T10"> </text:span><text:span text:style-name="T24">200</text:span><text:span text:style-name="T4">,</text:span><text:span text:style-name="T10"> </text:span><text:span text:style-name="T24">50</text:span><text:span text:style-name="T4">);</text:span></text:p>
      <text:p text:style-name="P2"/>
      <text:p text:style-name="P2"/>
      <text:p text:style-name="P3">END</text:p>
      <text:p text:style-name="P3"><text:span text:style-name="T6"/></text:p>
      <text:p text:style-name="P1"><text:span text:style-name="T13">Ejecutado: </text:span><text:span text:style-name="T3">CALL</text:span><text:span text:style-name="T10"> </text:span><text:span text:style-name="T16">`comprobar_empleado`</text:span><text:span text:style-name="T4">()</text:span></text:p>
      <text:p text:style-name="P4">Salario <text:s/>Integral</text:p>
      <text:p text:style-name="P4"><text:span text:style-name="T5">SELECT</text:span><text:span text:style-name="T27"> </text:span><text:span text:style-name="T17">nombre</text:span><text:span text:style-name="T6">,</text:span><text:span text:style-name="T27"> salarioIntegral </text:span><text:span text:style-name="T6">(</text:span><text:span text:style-name="T17">salarioBasico</text:span><text:span text:style-name="T6">,</text:span><text:span text:style-name="T27"> </text:span><text:span text:style-name="T17">subsidio</text:span><text:span text:style-name="T6">,</text:span><text:span text:style-name="T27"> </text:span><text:span text:style-name="T17">salud</text:span><text:span text:style-name="T6">,</text:span><text:span text:style-name="T27"> </text:span><text:span text:style-name="T17">pension</text:span><text:span text:style-name="T6">,</text:span><text:span text:style-name="T27"> </text:span><text:span text:style-name="T17">bono</text:span><text:span text:style-name="T6">)</text:span><text:span text:style-name="T27"> </text:span><text:span text:style-name="T5">AS</text:span><text:span text:style-name="T27"> </text:span><text:span text:style-name="T17">Salario_Integral</text:span><text:span text:style-name="T27"> </text:span><text:span text:style-name="T5">FROM</text:span><text:span text:style-name="T27"> </text:span><text:span text:style-name="T26">empleado</text:span><text:span text:style-name="T6">;</text:span></text:p>
      <text:p text:style-name="P4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N BANYULS SANCHEZ</meta:initial-creator>
    <dc:creator>Joan Banyuls</dc:creator>
    <meta:editing-cycles>2</meta:editing-cycles>
    <meta:creation-date>2018-04-10T08:03:00</meta:creation-date>
    <dc:date>2018-04-10T19:30:30.07</dc:date>
    <meta:editing-duration>PT1S</meta:editing-duration>
    <meta:generator>OpenOffice/4.1.3$Win32 OpenOffice.org_project/413m1$Build-9783</meta:generator>
    <meta:document-statistic meta:table-count="0" meta:image-count="0" meta:object-count="0" meta:page-count="3" meta:paragraph-count="103" meta:word-count="229" meta:character-count="17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